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286877C550275BFB8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.782cm" svg:height="1.673cm" svg:x="0.543cm" svg:y="0.703cm">
          <draw:text-box>
            <text:p>4) List all documents created.</text:p>
            <text:p/>
          </draw:text-box>
        </draw:frame>
        <draw:frame draw:style-name="gr2" draw:text-style-name="P2" draw:layer="layout" svg:width="17.091cm" svg:height="17.091cm" svg:x="0.688cm" svg:y="1.738cm">
          <draw:image xlink:href="Pictures/100000000000028600000286877C550275BFB8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5T10:50:34.227571672</meta:creation-date>
    <dc:date>2018-07-05T11:24:48.010056756</dc:date>
    <meta:editing-duration>PT16M14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